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902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2.748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37">
      <style:table-cell-properties fo:wrap-option="wrap"/>
    </style:style>
    <style:style style:name="ce11" style:family="table-cell" style:parent-style-name="Default" style:data-style-name="N129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7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17" table:default-cell-style-name="ce1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4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5" office:value-type="string" calcext:value-type="string">
            <text:p>The scars of your love remind me of us&lt;br /&gt;They keep me thinking that we almost had it all</text:p>
          </table:table-cell>
          <table:table-cell table:style-name="ce25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5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5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4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5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4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5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4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4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4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4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4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4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4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4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4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4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4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4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4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4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4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4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4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4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4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4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4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4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4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4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4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4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4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4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4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4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4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4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4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4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4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4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4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4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4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4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4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4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4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4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4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4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4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4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4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4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4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4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4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4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4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4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4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4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4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4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4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4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4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4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4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4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4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4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4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4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4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4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4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4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4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4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4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4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4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6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6" office:value-type="string" calcext:value-type="string">
            <text:p>New Wave</text:p>
          </table:table-cell>
          <table:table-cell table:style-name="ce26" office:value-type="float" office:value="1984" calcext:value-type="float">
            <text:p>1984</text:p>
          </table:table-cell>
          <table:table-cell table:style-name="ce26" office:value-type="string" calcext:value-type="string">
            <text:p>Here Come the Rain Again</text:p>
          </table:table-cell>
          <table:table-cell table:style-name="ce26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6" office:value-type="string" calcext:value-type="string">
            <text:p>Thunder only happens when it’s rainin’&lt;br /&gt;Players only love you when they’re playin’</text:p>
          </table:table-cell>
          <table:table-cell table:style-name="ce26" office:value-type="string" calcext:value-type="string">
            <text:p>Rock</text:p>
          </table:table-cell>
          <table:table-cell table:style-name="ce26" office:value-type="float" office:value="1977" calcext:value-type="float">
            <text:p>1977</text:p>
          </table:table-cell>
          <table:table-cell table:style-name="ce26" office:value-type="string" calcext:value-type="string">
            <text:p>Dreams</text:p>
          </table:table-cell>
          <table:table-cell table:style-name="ce26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4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4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4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4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4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4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4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4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4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4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4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4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4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4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4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4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4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4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4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01</text:p>
          </table:table-cell>
          <table:table-cell table:style-name="ce12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2" office:value-type="string" calcext:value-type="string">
            <text:p>Smooth Jazz</text:p>
          </table:table-cell>
          <table:table-cell table:style-name="ce12" office:value-type="float" office:value="1984" calcext:value-type="float">
            <text:p>1984</text:p>
          </table:table-cell>
          <table:table-cell table:style-name="ce12" office:value-type="string" calcext:value-type="string">
            <text:p>Smooth Operator</text:p>
          </table:table-cell>
          <table:table-cell table:style-name="ce1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4/08/02</text:p>
          </table:table-cell>
          <table:table-cell table:style-name="ce12" office:value-type="string" calcext:value-type="string">
            <text:p>She’s mighty mighty&lt;br \&gt;Just letting it all hang out</text:p>
          </table:table-cell>
          <table:table-cell table:style-name="ce12" office:value-type="string" calcext:value-type="string">
            <text:p>Funk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string" calcext:value-type="string">
            <text:p>Brick House</text:p>
          </table:table-cell>
          <table:table-cell table:style-name="ce12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05</text:p>
          </table:table-cell>
          <table:table-cell table:style-name="ce12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2" office:value-type="string" calcext:value-type="string">
            <text:p>Alternative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string" calcext:value-type="string">
            <text:p>Close to Me</text:p>
          </table:table-cell>
          <table:table-cell table:style-name="ce12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06</text:p>
          </table:table-cell>
          <table:table-cell table:style-name="ce12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2" office:value-type="string" calcext:value-type="string">
            <text:p>Big Band</text:p>
          </table:table-cell>
          <table:table-cell table:style-name="ce12" office:value-type="float" office:value="1958" calcext:value-type="float">
            <text:p>1958</text:p>
          </table:table-cell>
          <table:table-cell table:style-name="ce12" office:value-type="string" calcext:value-type="string">
            <text:p>Beyond the Sea</text:p>
          </table:table-cell>
          <table:table-cell table:style-name="ce12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2024/08/07</text:p>
          </table:table-cell>
          <table:table-cell table:style-name="ce12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2" office:value-type="string" calcext:value-type="string">
            <text:p>Pop Country</text:p>
          </table:table-cell>
          <table:table-cell table:style-name="ce12" office:value-type="float" office:value="1966" calcext:value-type="float">
            <text:p>1966</text:p>
          </table:table-cell>
          <table:table-cell table:style-name="ce12" office:value-type="string" calcext:value-type="string">
            <text:p>These Boots are Made for Walkin’</text:p>
          </table:table-cell>
          <table:table-cell table:style-name="ce12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08</text:p>
          </table:table-cell>
          <table:table-cell table:style-name="ce12" office:value-type="string" calcext:value-type="string">
            <text:p>When I need motivation&lt;br \&gt;My one solution is my queen&lt;br \&gt;’Cause she stays strong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float" office:value="2014" calcext:value-type="float">
            <text:p>2014</text:p>
          </table:table-cell>
          <table:table-cell table:style-name="ce12" office:value-type="string" calcext:value-type="string">
            <text:p>Cheerleader</text:p>
          </table:table-cell>
          <table:table-cell table:style-name="ce12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2024/08/09</text:p>
          </table:table-cell>
          <table:table-cell table:style-name="ce12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2" office:value-type="string" calcext:value-type="string">
            <text:p>R&amp;B/Soul</text:p>
          </table:table-cell>
          <table:table-cell table:style-name="ce12" office:value-type="float" office:value="1976" calcext:value-type="float">
            <text:p>1976</text:p>
          </table:table-cell>
          <table:table-cell table:style-name="ce12" office:value-type="string" calcext:value-type="string">
            <text:p>Sir Duke</text:p>
          </table:table-cell>
          <table:table-cell table:style-name="ce12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12</text:p>
          </table:table-cell>
          <table:table-cell table:style-name="ce12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2" office:value-type="string" calcext:value-type="string">
            <text:p>Jazz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string" calcext:value-type="string">
            <text:p>Moondance</text:p>
          </table:table-cell>
          <table:table-cell table:style-name="ce12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13</text:p>
          </table:table-cell>
          <table:table-cell table:style-name="ce12" office:value-type="string" calcext:value-type="string">
            <text:p>The time has come&lt;br \&gt;To say fair’s fair&lt;br \&gt;To pay the rent&lt;br \&gt;To pay our share</text:p>
          </table:table-cell>
          <table:table-cell table:style-name="ce12" office:value-type="string" calcext:value-type="string">
            <text:p>Rock</text:p>
          </table:table-cell>
          <table:table-cell table:style-name="ce12" office:value-type="float" office:value="1987" calcext:value-type="float">
            <text:p>1987</text:p>
          </table:table-cell>
          <table:table-cell table:style-name="ce12" office:value-type="string" calcext:value-type="string">
            <text:p>Beds are Burning</text:p>
          </table:table-cell>
          <table:table-cell table:style-name="ce1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024/08/14</text:p>
          </table:table-cell>
          <table:table-cell table:style-name="ce12" office:value-type="string" calcext:value-type="string">
            <text:p>I want the world to know&lt;br \&gt;I got to let it show</text:p>
          </table:table-cell>
          <table:table-cell table:style-name="ce12" office:value-type="string" calcext:value-type="string">
            <text:p>Disco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string" calcext:value-type="string">
            <text:p>I’m Coming Out</text:p>
          </table:table-cell>
          <table:table-cell table:style-name="ce12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15</text:p>
          </table:table-cell>
          <table:table-cell table:style-name="ce12" office:value-type="string" calcext:value-type="string">
            <text:p>I get knocked down&lt;br \&gt;But I get up again&lt;br \&gt;You’re never gonna keep me down</text:p>
          </table:table-cell>
          <table:table-cell table:style-name="ce12" office:value-type="string" calcext:value-type="string">
            <text:p>Roc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string" calcext:value-type="string">
            <text:p>Tubthumping</text:p>
          </table:table-cell>
          <table:table-cell table:style-name="ce12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16</text:p>
          </table:table-cell>
          <table:table-cell table:style-name="ce12" office:value-type="string" calcext:value-type="string">
            <text:p>Stolen from Africa&lt;br \&gt;Brought to America&lt;br \&gt;Fighting on arrival&lt;br \&gt;Fighting for survival</text:p>
          </table:table-cell>
          <table:table-cell table:style-name="ce12" office:value-type="string" calcext:value-type="string">
            <text:p>Reggae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string" calcext:value-type="string">
            <text:p>Buffalo Soldier</text:p>
          </table:table-cell>
          <table:table-cell table:style-name="ce1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2024/08/19</text:p>
          </table:table-cell>
          <table:table-cell table:style-name="ce12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2" office:value-type="string" calcext:value-type="string">
            <text:p>Jazz Rap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string" calcext:value-type="string">
            <text:p>Cataloop (Flip Fantasia)</text:p>
          </table:table-cell>
          <table:table-cell table:style-name="ce12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2024/08/20</text:p>
          </table:table-cell>
          <table:table-cell table:style-name="ce12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2" office:value-type="string" calcext:value-type="string">
            <text:p>Showtunes</text:p>
          </table:table-cell>
          <table:table-cell table:style-name="ce12" office:value-type="float" office:value="1957" calcext:value-type="float">
            <text:p>1957</text:p>
          </table:table-cell>
          <table:table-cell table:style-name="ce12" office:value-type="string" calcext:value-type="string">
            <text:p>Seventy-Six Trombones</text:p>
          </table:table-cell>
          <table:table-cell table:style-name="ce12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21</text:p>
          </table:table-cell>
          <table:table-cell table:style-name="ce12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2" office:value-type="string" calcext:value-type="string">
            <text:p>Ska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string" calcext:value-type="string">
            <text:p>The Impression that I Get</text:p>
          </table:table-cell>
          <table:table-cell table:style-name="ce1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2024/08/22</text:p>
          </table:table-cell>
          <table:table-cell table:style-name="ce12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2" office:value-type="string" calcext:value-type="string">
            <text:p>R&amp;B/Soul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string" calcext:value-type="string">
            <text:p>FREEDOM</text:p>
          </table:table-cell>
          <table:table-cell table:style-name="ce12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23</text:p>
          </table:table-cell>
          <table:table-cell table:style-name="ce12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2" office:value-type="string" calcext:value-type="string">
            <text:p>Jazz</text:p>
          </table:table-cell>
          <table:table-cell table:style-name="ce12" office:value-type="float" office:value="1951" calcext:value-type="float">
            <text:p>1951</text:p>
          </table:table-cell>
          <table:table-cell table:style-name="ce12" office:value-type="string" calcext:value-type="string">
            <text:p>A Kiss to Build a Dream on</text:p>
          </table:table-cell>
          <table:table-cell table:style-name="ce12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26</text:p>
          </table:table-cell>
          <table:table-cell table:style-name="ce12" office:value-type="string" calcext:value-type="string">
            <text:p>Huggin’ and squeezin’ and kissin’ and pleasin’&lt;br \&gt;Together forever through rain or whatever</text:p>
          </table:table-cell>
          <table:table-cell table:style-name="ce12" office:value-type="string" calcext:value-type="string">
            <text:p>Soul</text:p>
          </table:table-cell>
          <table:table-cell table:style-name="ce12" office:value-type="float" office:value="1975" calcext:value-type="float">
            <text:p>1975</text:p>
          </table:table-cell>
          <table:table-cell table:style-name="ce12" office:value-type="string" calcext:value-type="string">
            <text:p>This Will Be (An Everlasting Love)</text:p>
          </table:table-cell>
          <table:table-cell table:style-name="ce12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2024/08/27</text:p>
          </table:table-cell>
          <table:table-cell table:style-name="ce12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2" office:value-type="string" calcext:value-type="string">
            <text:p>Pop Rock</text:p>
          </table:table-cell>
          <table:table-cell table:style-name="ce12" office:value-type="float" office:value="1967" calcext:value-type="float">
            <text:p>1967</text:p>
          </table:table-cell>
          <table:table-cell table:style-name="ce12" office:value-type="string" calcext:value-type="string">
            <text:p>Can’t Take My Eyes off of You</text:p>
          </table:table-cell>
          <table:table-cell table:style-name="ce12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2024/08/28</text:p>
          </table:table-cell>
          <table:table-cell table:style-name="ce12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2" office:value-type="string" calcext:value-type="string">
            <text:p>Latin Pop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string" calcext:value-type="string">
            <text:p>Conga</text:p>
          </table:table-cell>
          <table:table-cell table:style-name="ce1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2024/08/29</text:p>
          </table:table-cell>
          <table:table-cell table:style-name="ce12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2" office:value-type="string" calcext:value-type="string">
            <text:p>Folk</text:p>
          </table:table-cell>
          <table:table-cell table:style-name="ce12" office:value-type="float" office:value="1979" calcext:value-type="float">
            <text:p>1979</text:p>
          </table:table-cell>
          <table:table-cell table:style-name="ce12" office:value-type="string" calcext:value-type="string">
            <text:p>Longer</text:p>
          </table:table-cell>
          <table:table-cell table:style-name="ce12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2024/08/30</text:p>
          </table:table-cell>
          <table:table-cell table:style-name="ce12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string" calcext:value-type="string">
            <text:p>Sussudio</text:p>
          </table:table-cell>
          <table:table-cell table:style-name="ce12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13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annah Myle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y Wineho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be Rexha ft. Florida Georgia Line</text:p>
          </table:table-cell>
          <table:table-cell table:style-name="ce13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y Joel</text:p>
          </table:table-cell>
          <table:table-cell table:style-name="ce13" office:value-type="string" calcext:value-type="string">
            <text:p>billy jo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Ocean</text:p>
          </table:table-cell>
          <table:table-cell table:style-name="ce13" office:value-type="string" calcext:value-type="string">
            <text:p>billy oce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ck Sabbath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PINK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ge the Elephan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ris Isaak</text:p>
          </table:table-cell>
          <table:table-cell table:style-name="ce13" office:value-type="string" calcext:value-type="string">
            <text:p>ch?ris isaa?(k|c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owded House</text:p>
          </table:table-cell>
          <table:table-cell table:style-name="ce13" office:value-type="string" calcext:value-type="string">
            <text:p>crowded hou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bbie Gibson</text:p>
          </table:table-cell>
          <table:table-cell table:style-name="ce13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ry Wright</text:p>
          </table:table-cell>
          <table:table-cell table:style-name="ce13" office:value-type="string" calcext:value-type="string">
            <text:p>gary w?righ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l &amp; Oates</text:p>
          </table:table-cell>
          <table:table-cell table:style-name="ce13"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y-Z ft. Alicia Keys</text:p>
          </table:table-cell>
          <table:table-cell table:style-name="ce13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immy Buffett</text:p>
          </table:table-cell>
          <table:table-cell table:style-name="ce13" office:value-type="string" calcext:value-type="string">
            <text:p>jimmy buffet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oan Jett &amp; the Blackhearts</text:p>
          </table:table-cell>
          <table:table-cell table:style-name="ce13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ohnny Cash</text:p>
          </table:table-cell>
          <table:table-cell table:style-name="ce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Johnny Horton</text:p>
          </table:table-cell>
          <table:table-cell table:style-name="ce13" office:value-type="string" calcext:value-type="string">
            <text:p>johnny horto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Johnny Nash</text:p>
          </table:table-cell>
          <table:table-cell table:style-name="ce13" office:value-type="string" calcext:value-type="string">
            <text:p>johnny nash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cey Musgraves</text:p>
          </table:table-cell>
          <table:table-cell table:style-name="ce13" office:value-type="string" calcext:value-type="string">
            <text:p>kacey musgrave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aty Perry</text:p>
          </table:table-cell>
          <table:table-cell table:style-name="ce13" office:value-type="string" calcext:value-type="string">
            <text:p>kat(y|ie) perr?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elly Clarkson</text:p>
          </table:table-cell>
          <table:table-cell table:style-name="ce13" office:value-type="string" calcext:value-type="string">
            <text:p>kelly clarks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ady Gaga</text:p>
          </table:table-cell>
          <table:table-cell table:style-name="ce13" office:value-type="string" calcext:value-type="string">
            <text:p>lady gag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d Zeppelin</text:p>
          </table:table-cell>
          <table:table-cell table:style-name="ce13" office:value-type="string" calcext:value-type="string">
            <text:p>led zeppeli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da Rondstadt</text:p>
          </table:table-cell>
          <table:table-cell table:style-name="ce13" office:value-type="string" calcext:value-type="string">
            <text:p>linda rondstad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orde</text:p>
          </table:table-cell>
          <table:table-cell table:style-name="ce13" office:value-type="string" calcext:value-type="string">
            <text:p>lorde?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os Bravos</text:p>
          </table:table-cell>
          <table:table-cell table:style-name="ce13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ynyrd Skynyrd</text:p>
          </table:table-cell>
          <table:table-cell table:style-name="ce13" office:value-type="string" calcext:value-type="string">
            <text:p>lynyrd skynyr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donna</text:p>
          </table:table-cell>
          <table:table-cell table:style-name="ce13" office:value-type="string" calcext:value-type="string">
            <text:p>madonn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rc Cohn</text:p>
          </table:table-cell>
          <table:table-cell table:style-name="ce13" office:value-type="string" calcext:value-type="string">
            <text:p>marc coh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riah Carey</text:p>
          </table:table-cell>
          <table:table-cell table:style-name="ce13" office:value-type="string" calcext:value-type="string">
            <text:p>mariah care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oon 5</text:p>
          </table:table-cell>
          <table:table-cell table:style-name="ce13" office:value-type="string" calcext:value-type="string">
            <text:p>maroon (5|five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ry Chapin Carpenter</text:p>
          </table:table-cell>
          <table:table-cell table:style-name="ce13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C Hammer</text:p>
          </table:table-cell>
          <table:table-cell table:style-name="ce13" office:value-type="string" calcext:value-type="string">
            <text:p>mc hammer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en at Work</text:p>
          </table:table-cell>
          <table:table-cell table:style-name="ce13" office:value-type="string" calcext:value-type="string">
            <text:p>men at wor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etallica</text:p>
          </table:table-cell>
          <table:table-cell table:style-name="ce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ichael Jackson</text:p>
          </table:table-cell>
          <table:table-cell table:style-name="ce13" office:value-type="string" calcext:value-type="string">
            <text:p>michael jacks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iley Cyrus</text:p>
          </table:table-cell>
          <table:table-cell table:style-name="ce13" office:value-type="string" calcext:value-type="string">
            <text:p>miley cyru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illi Vanilli</text:p>
          </table:table-cell>
          <table:table-cell table:style-name="ce13" office:value-type="string" calcext:value-type="string">
            <text:p>milli vanill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y Chemical Romance</text:p>
          </table:table-cell>
          <table:table-cell table:style-name="ce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ew Radicals</text:p>
          </table:table-cell>
          <table:table-cell table:style-name="ce13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irvana</text:p>
          </table:table-cell>
          <table:table-cell table:style-name="ce13" office:value-type="string" calcext:value-type="string">
            <text:p>nirvan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One Direction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eRepublic</text:p>
          </table:table-cell>
          <table:table-cell table:style-name="ce13" office:value-type="string" calcext:value-type="string">
            <text:p>one ?republ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ula Abdul</text:p>
          </table:table-cell>
          <table:table-cell table:style-name="ce13" office:value-type="string" calcext:value-type="string">
            <text:p>paula abdu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arl Jam</text:p>
          </table:table-cell>
          <table:table-cell table:style-name="ce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arrell Williams</text:p>
          </table:table-cell>
          <table:table-cell table:style-name="ce13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table:style-name="ce13" office:value-type="string" calcext:value-type="string">
            <text:p>pin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ortishead</text:p>
          </table:table-cell>
          <table:table-cell table:style-name="ce13" office:value-type="string" calcext:value-type="string">
            <text:p>portishea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Queensryche</text:p>
          </table:table-cell>
          <table:table-cell table:style-name="ce13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am Jam</text:p>
          </table:table-cell>
          <table:table-cell table:style-name="ce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ay Charles</text:p>
          </table:table-cell>
          <table:table-cell table:style-name="ce13" office:value-type="string" calcext:value-type="string">
            <text:p>ray charle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EO Speedwagon</text:p>
          </table:table-cell>
          <table:table-cell table:style-name="ce13" office:value-type="string" calcext:value-type="string">
            <text:p>reo speedwago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ichard Harris</text:p>
          </table:table-cell>
          <table:table-cell table:style-name="ce13" office:value-type="string" calcext:value-type="string">
            <text:p>richard harri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lt-n-Pepa</text:p>
          </table:table-cell>
          <table:table-cell table:style-name="ce13" office:value-type="string" calcext:value-type="string">
            <text:p>Salt-n-pep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antana</text:p>
          </table:table-cell>
          <table:table-cell table:style-name="ce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heryl Crow</text:p>
          </table:table-cell>
          <table:table-cell table:style-name="ce13" office:value-type="string" calcext:value-type="string">
            <text:p>[sc]heryl crow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imon &amp; Garfunkel</text:p>
          </table:table-cell>
          <table:table-cell table:style-name="ce13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oundgarden</text:p>
          </table:table-cell>
          <table:table-cell table:style-name="ce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tan Goetz, João Gilberto, Astrud Gilberto</text:p>
          </table:table-cell>
          <table:table-cell table:style-name="ce13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uzanne Vega</text:p>
          </table:table-cell>
          <table:table-cell table:style-name="ce13" office:value-type="string" calcext:value-type="string">
            <text:p>Suzanne Veg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 Black Crowes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 Black Eyed Peas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 Black Keys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 Cranberries</text:p>
          </table:table-cell>
          <table:table-cell table:style-name="ce13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The Doobie Brothers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he Everly Brothers</text:p>
          </table:table-cell>
          <table:table-cell table:style-name="ce13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he Greatest Showman</text:p>
          </table:table-cell>
          <table:table-cell table:style-name="ce13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e Hollies</text:p>
          </table:table-cell>
          <table:table-cell table:style-name="ce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he Monkees</text:p>
          </table:table-cell>
          <table:table-cell table:style-name="ce13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e Moody Blues</text:p>
          </table:table-cell>
          <table:table-cell table:style-name="ce13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he Muppet Movie</text:p>
          </table:table-cell>
          <table:table-cell table:style-name="ce13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he Rolling Stones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hey Might Be Giants</text:p>
          </table:table-cell>
          <table:table-cell table:style-name="ce13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ina Turner</text:p>
          </table:table-cell>
          <table:table-cell table:style-name="ce13" office:value-type="string" calcext:value-type="string">
            <text:p>tina turner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om Petty</text:p>
          </table:table-cell>
          <table:table-cell table:style-name="ce13" office:value-type="string" calcext:value-type="string">
            <text:p>tom pett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OTO</text:p>
          </table:table-cell>
          <table:table-cell table:style-name="ce13" office:value-type="string" calcext:value-type="string">
            <text:p>tot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2</text:p>
          </table:table-cell>
          <table:table-cell table:style-name="ce13" office:value-type="string" calcext:value-type="string">
            <text:p>u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 ?(3|three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hitney Houston</text:p>
          </table:table-cell>
          <table:table-cell table:style-name="ce13" office:value-type="string" calcext:value-type="string">
            <text:p>whitney housto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Will Smith</text:p>
          </table:table-cell>
          <table:table-cell/>
        </table:table-row>
      </table:table>
      <table:table table:name="genre list" table:style-name="ta1">
        <office:forms form:automatic-focus="false" form:apply-design-mode="false"/>
        <table:table-column table:style-name="co7" table:default-cell-style-name="ce13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6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11" table:default-cell-style-name="ce13"/>
        <table:table-column table:style-name="co6" table:default-cell-style-name="ce13"/>
        <table:table-column table:style-name="co7" table:number-columns-repeated="1017" table:default-cell-style-name="ce1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4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5" office:value-type="string" calcext:value-type="string">
            <text:p>The scars of your love remind me of us&lt;br /&gt;They keep me thinking that we almost had it all</text:p>
          </table:table-cell>
          <table:table-cell table:style-name="ce25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5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5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4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5" office:value-type="string" calcext:value-type="string">
            <text:p>Levitating</text:p>
          </table:table-cell>
          <table:table-cell table:style-name="ce25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4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5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4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4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4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4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4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4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4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9</text:p>
          </table:table-cell>
          <table:table-cell table:style-name="ce14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4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4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4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4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4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4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4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4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4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4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4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4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4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4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4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4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4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4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4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4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4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4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4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4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4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4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4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4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4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4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4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2</text:p>
          </table:table-cell>
          <table:table-cell table:style-name="ce14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4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4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4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4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4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4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4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4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4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4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4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4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4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4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4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4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4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4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4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4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4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4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4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4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4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4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4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4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4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4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4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4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4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4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4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4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4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4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4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4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16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6" office:value-type="string" calcext:value-type="string">
            <text:p>New Wave</text:p>
          </table:table-cell>
          <table:table-cell table:style-name="ce26" office:value-type="float" office:value="1984" calcext:value-type="float">
            <text:p>1984</text:p>
          </table:table-cell>
          <table:table-cell table:style-name="ce26" office:value-type="string" calcext:value-type="string">
            <text:p>Here Come the Rain Again</text:p>
          </table:table-cell>
          <table:table-cell table:style-name="ce26" office:value-type="string" calcext:value-type="string">
            <text:p>here come the rain again</text:p>
          </table:table-cell>
          <table:table-cell table:style-name="ce26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16" office:value-type="string" calcext:value-type="string">
            <text:p>Thunder only happens when it’s rainin’&lt;br /&gt;Players only love you when they’re playin’</text:p>
          </table:table-cell>
          <table:table-cell table:style-name="ce26" office:value-type="string" calcext:value-type="string">
            <text:p>Rock</text:p>
          </table:table-cell>
          <table:table-cell table:style-name="ce26" office:value-type="float" office:value="1977" calcext:value-type="float">
            <text:p>1977</text:p>
          </table:table-cell>
          <table:table-cell table:style-name="ce26" office:value-type="string" calcext:value-type="string">
            <text:p>Dreams</text:p>
          </table:table-cell>
          <table:table-cell table:style-name="ce26" office:value-type="string" calcext:value-type="string">
            <text:p>dreams</text:p>
          </table:table-cell>
          <table:table-cell table:style-name="ce26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4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4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4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4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4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4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4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4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4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4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4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4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4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4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4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4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4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4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4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1</text:p>
          </table:table-cell>
          <table:table-cell table:style-name="ce12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2" office:value-type="string" calcext:value-type="string">
            <text:p>Smooth Jazz</text:p>
          </table:table-cell>
          <table:table-cell table:style-name="ce12" office:value-type="float" office:value="1984" calcext:value-type="float">
            <text:p>1984</text:p>
          </table:table-cell>
          <table:table-cell table:style-name="ce12" office:value-type="string" calcext:value-type="string">
            <text:p>Smooth Operator</text:p>
          </table:table-cell>
          <table:table-cell table:style-name="ce12" office:value-type="string" calcext:value-type="string">
            <text:p>smooth operat[oe]r</text:p>
          </table:table-cell>
          <table:table-cell table:style-name="ce12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02</text:p>
          </table:table-cell>
          <table:table-cell table:style-name="ce12" office:value-type="string" calcext:value-type="string">
            <text:p>She’s mighty mighty&lt;br /&gt;Just letting it all hang out</text:p>
          </table:table-cell>
          <table:table-cell table:style-name="ce12" office:value-type="string" calcext:value-type="string">
            <text:p>Funk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string" calcext:value-type="string">
            <text:p>Brick House</text:p>
          </table:table-cell>
          <table:table-cell table:style-name="ce12" office:value-type="string" calcext:value-type="string">
            <text:p>((she[’']s )?a )?brick house</text:p>
          </table:table-cell>
          <table:table-cell table:style-name="ce12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5</text:p>
          </table:table-cell>
          <table:table-cell table:style-name="ce12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2" office:value-type="string" calcext:value-type="string">
            <text:p>Alternative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string" calcext:value-type="string">
            <text:p>Close to Me</text:p>
          </table:table-cell>
          <table:table-cell table:style-name="ce12" office:value-type="string" calcext:value-type="string">
            <text:p>close to (me|you)</text:p>
          </table:table-cell>
          <table:table-cell table:style-name="ce12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6</text:p>
          </table:table-cell>
          <table:table-cell table:style-name="ce12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2" office:value-type="string" calcext:value-type="string">
            <text:p>Big Band</text:p>
          </table:table-cell>
          <table:table-cell table:style-name="ce12" office:value-type="float" office:value="1958" calcext:value-type="float">
            <text:p>1958</text:p>
          </table:table-cell>
          <table:table-cell table:style-name="ce12" office:value-type="string" calcext:value-type="string">
            <text:p>Beyond the Sea</text:p>
          </table:table-cell>
          <table:table-cell table:style-name="ce12" office:value-type="string" calcext:value-type="string">
            <text:p>(somewhere )?beyond the sea</text:p>
          </table:table-cell>
          <table:table-cell table:style-name="ce12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28" office:value-type="string" calcext:value-type="string">
            <text:p>2024/08/07</text:p>
          </table:table-cell>
          <table:table-cell table:style-name="ce12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2" office:value-type="string" calcext:value-type="string">
            <text:p>Pop Country</text:p>
          </table:table-cell>
          <table:table-cell table:style-name="ce12" office:value-type="float" office:value="1966" calcext:value-type="float">
            <text:p>1966</text:p>
          </table:table-cell>
          <table:table-cell table:style-name="ce12" office:value-type="string" calcext:value-type="string">
            <text:p>These Boots are Made for Walkin’</text:p>
          </table:table-cell>
          <table:table-cell table:style-name="ce12" office:value-type="string" calcext:value-type="string">
            <text:p>(these|my) boots (are|were) made for walkin[’'g]?</text:p>
          </table:table-cell>
          <table:table-cell table:style-name="ce12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08</text:p>
          </table:table-cell>
          <table:table-cell table:style-name="ce12" office:value-type="string" calcext:value-type="string">
            <text:p>When I need motivation&lt;br /&gt;My one solution is my queen&lt;br /&gt;’Cause she stays strong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float" office:value="2014" calcext:value-type="float">
            <text:p>2014</text:p>
          </table:table-cell>
          <table:table-cell table:style-name="ce12" office:value-type="string" calcext:value-type="string">
            <text:p>Cheerleader</text:p>
          </table:table-cell>
          <table:table-cell table:style-name="ce12" office:value-type="string" calcext:value-type="string">
            <text:p>cheer ?leader</text:p>
          </table:table-cell>
          <table:table-cell table:style-name="ce12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09</text:p>
          </table:table-cell>
          <table:table-cell table:style-name="ce12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2" office:value-type="string" calcext:value-type="string">
            <text:p>R&amp;B/Soul</text:p>
          </table:table-cell>
          <table:table-cell table:style-name="ce12" office:value-type="float" office:value="1976" calcext:value-type="float">
            <text:p>1976</text:p>
          </table:table-cell>
          <table:table-cell table:style-name="ce12" office:value-type="string" calcext:value-type="string">
            <text:p>Sir Duke</text:p>
          </table:table-cell>
          <table:table-cell table:style-name="ce12" office:value-type="string" calcext:value-type="string">
            <text:p>sir duke</text:p>
          </table:table-cell>
          <table:table-cell table:style-name="ce12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2</text:p>
          </table:table-cell>
          <table:table-cell table:style-name="ce12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2" office:value-type="string" calcext:value-type="string">
            <text:p>Jazz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string" calcext:value-type="string">
            <text:p>Moondance</text:p>
          </table:table-cell>
          <table:table-cell table:style-name="ce12" office:value-type="string" calcext:value-type="string">
            <text:p>moon ?dance</text:p>
          </table:table-cell>
          <table:table-cell table:style-name="ce12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3</text:p>
          </table:table-cell>
          <table:table-cell table:style-name="ce12" office:value-type="string" calcext:value-type="string">
            <text:p>The time has come&lt;br /&gt;To say fair’s fair&lt;br /&gt;To pay the rent&lt;br /&gt;To pay our share</text:p>
          </table:table-cell>
          <table:table-cell table:style-name="ce12" office:value-type="string" calcext:value-type="string">
            <text:p>Rock</text:p>
          </table:table-cell>
          <table:table-cell table:style-name="ce12" office:value-type="float" office:value="1987" calcext:value-type="float">
            <text:p>1987</text:p>
          </table:table-cell>
          <table:table-cell table:style-name="ce12" office:value-type="string" calcext:value-type="string">
            <text:p>Beds are Burning</text:p>
          </table:table-cell>
          <table:table-cell table:style-name="ce12" office:value-type="string" calcext:value-type="string">
            <text:p>beds are burning</text:p>
          </table:table-cell>
          <table:table-cell table:style-name="ce12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2024/08/14</text:p>
          </table:table-cell>
          <table:table-cell table:style-name="ce12" office:value-type="string" calcext:value-type="string">
            <text:p>I want the world to know&lt;br /&gt;I got to let it show</text:p>
          </table:table-cell>
          <table:table-cell table:style-name="ce12" office:value-type="string" calcext:value-type="string">
            <text:p>Disco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string" calcext:value-type="string">
            <text:p>I’m Coming Out</text:p>
          </table:table-cell>
          <table:table-cell table:style-name="ce12" office:value-type="string" calcext:value-type="string">
            <text:p>i[’']m coming out</text:p>
          </table:table-cell>
          <table:table-cell table:style-name="ce12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5</text:p>
          </table:table-cell>
          <table:table-cell table:style-name="ce12" office:value-type="string" calcext:value-type="string">
            <text:p>I get knocked down&lt;br /&gt;But I get up again&lt;br /&gt;You’re never gonna keep me down</text:p>
          </table:table-cell>
          <table:table-cell table:style-name="ce12" office:value-type="string" calcext:value-type="string">
            <text:p>Roc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string" calcext:value-type="string">
            <text:p>Tubthumping</text:p>
          </table:table-cell>
          <table:table-cell table:style-name="ce12" office:value-type="string" calcext:value-type="string">
            <text:p>tub ?thumping</text:p>
          </table:table-cell>
          <table:table-cell table:style-name="ce12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16</text:p>
          </table:table-cell>
          <table:table-cell table:style-name="ce12" office:value-type="string" calcext:value-type="string">
            <text:p>Stolen from Africa&lt;br /&gt;Brought to America&lt;br /&gt;Fighting on arrival&lt;br /&gt;Fighting for survival</text:p>
          </table:table-cell>
          <table:table-cell table:style-name="ce12" office:value-type="string" calcext:value-type="string">
            <text:p>Reggae</text:p>
          </table:table-cell>
          <table:table-cell table:style-name="ce12" office:value-type="float" office:value="1983" calcext:value-type="float">
            <text:p>1983</text:p>
          </table:table-cell>
          <table:table-cell table:style-name="ce12" office:value-type="string" calcext:value-type="string">
            <text:p>Buffalo Soldier</text:p>
          </table:table-cell>
          <table:table-cell table:style-name="ce12" office:value-type="string" calcext:value-type="string">
            <text:p>buffalo soldier</text:p>
          </table:table-cell>
          <table:table-cell table:style-name="ce12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19</text:p>
          </table:table-cell>
          <table:table-cell table:style-name="ce12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2" office:value-type="string" calcext:value-type="string">
            <text:p>Jazz Rap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string" calcext:value-type="string">
            <text:p>Cantaloop (Flip Fantasia)</text:p>
          </table:table-cell>
          <table:table-cell table:style-name="ce12" office:value-type="string" calcext:value-type="string">
            <text:p>cantaloop( \(?flip fantasia\)?)?</text:p>
          </table:table-cell>
          <table:table-cell table:style-name="ce12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0</text:p>
          </table:table-cell>
          <table:table-cell table:style-name="ce12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2" office:value-type="string" calcext:value-type="string">
            <text:p>Showtunes</text:p>
          </table:table-cell>
          <table:table-cell table:style-name="ce12" office:value-type="float" office:value="1957" calcext:value-type="float">
            <text:p>1957</text:p>
          </table:table-cell>
          <table:table-cell table:style-name="ce12" office:value-type="string" calcext:value-type="string">
            <text:p>Seventy-Six Trombones</text:p>
          </table:table-cell>
          <table:table-cell table:style-name="ce12" office:value-type="string" calcext:value-type="string">
            <text:p>(seventy-six|76) trombones</text:p>
          </table:table-cell>
          <table:table-cell table:style-name="ce12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1</text:p>
          </table:table-cell>
          <table:table-cell table:style-name="ce12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2" office:value-type="string" calcext:value-type="string">
            <text:p>Ska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string" calcext:value-type="string">
            <text:p>The Impression that I Get</text:p>
          </table:table-cell>
          <table:table-cell table:style-name="ce12" office:value-type="string" calcext:value-type="string">
            <text:p>the impression that i get</text:p>
          </table:table-cell>
          <table:table-cell table:style-name="ce12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2</text:p>
          </table:table-cell>
          <table:table-cell table:style-name="ce12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2" office:value-type="string" calcext:value-type="string">
            <text:p>R&amp;B/Soul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string" calcext:value-type="string">
            <text:p>FREEDOM</text:p>
          </table:table-cell>
          <table:table-cell table:style-name="ce12" office:value-type="string" calcext:value-type="string">
            <text:p>freedom</text:p>
          </table:table-cell>
          <table:table-cell table:style-name="ce12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3</text:p>
          </table:table-cell>
          <table:table-cell table:style-name="ce12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2" office:value-type="string" calcext:value-type="string">
            <text:p>Jazz</text:p>
          </table:table-cell>
          <table:table-cell table:style-name="ce12" office:value-type="float" office:value="1951" calcext:value-type="float">
            <text:p>1951</text:p>
          </table:table-cell>
          <table:table-cell table:style-name="ce12" office:value-type="string" calcext:value-type="string">
            <text:p>A Kiss to Build a Dream on</text:p>
          </table:table-cell>
          <table:table-cell table:style-name="ce12" office:value-type="string" calcext:value-type="string">
            <text:p>a kiss to build a dream on</text:p>
          </table:table-cell>
          <table:table-cell table:style-name="ce12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6</text:p>
          </table:table-cell>
          <table:table-cell table:style-name="ce12" office:value-type="string" calcext:value-type="string">
            <text:p>Huggin’ and squeezin’ and kissin’ and pleasin’&lt;br /&gt;Together forever through rain or whatever</text:p>
          </table:table-cell>
          <table:table-cell table:style-name="ce12" office:value-type="string" calcext:value-type="string">
            <text:p>Soul</text:p>
          </table:table-cell>
          <table:table-cell table:style-name="ce12" office:value-type="float" office:value="1975" calcext:value-type="float">
            <text:p>1975</text:p>
          </table:table-cell>
          <table:table-cell table:style-name="ce12" office:value-type="string" calcext:value-type="string">
            <text:p>This Will Be (An Everlasting Love)</text:p>
          </table:table-cell>
          <table:table-cell table:style-name="ce12" office:value-type="string" calcext:value-type="string">
            <text:p>this will be( \(an everlasting love\))?</text:p>
          </table:table-cell>
          <table:table-cell table:style-name="ce12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2024/08/27</text:p>
          </table:table-cell>
          <table:table-cell table:style-name="ce12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2" office:value-type="string" calcext:value-type="string">
            <text:p>Pop Rock</text:p>
          </table:table-cell>
          <table:table-cell table:style-name="ce12" office:value-type="float" office:value="1967" calcext:value-type="float">
            <text:p>1967</text:p>
          </table:table-cell>
          <table:table-cell table:style-name="ce12" office:value-type="string" calcext:value-type="string">
            <text:p>Can’t Take My Eyes off of You</text:p>
          </table:table-cell>
          <table:table-cell table:style-name="ce12" office:value-type="string" calcext:value-type="string">
            <text:p>can[’']t take my eyes off( of)? you</text:p>
          </table:table-cell>
          <table:table-cell table:style-name="ce12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8</text:p>
          </table:table-cell>
          <table:table-cell table:style-name="ce12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2" office:value-type="string" calcext:value-type="string">
            <text:p>Latin Pop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string" calcext:value-type="string">
            <text:p>Conga</text:p>
          </table:table-cell>
          <table:table-cell table:style-name="ce12" office:value-type="string" calcext:value-type="string">
            <text:p>conga</text:p>
          </table:table-cell>
          <table:table-cell table:style-name="ce12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29</text:p>
          </table:table-cell>
          <table:table-cell table:style-name="ce12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2" office:value-type="string" calcext:value-type="string">
            <text:p>Folk</text:p>
          </table:table-cell>
          <table:table-cell table:style-name="ce12" office:value-type="float" office:value="1979" calcext:value-type="float">
            <text:p>1979</text:p>
          </table:table-cell>
          <table:table-cell table:style-name="ce12" office:value-type="string" calcext:value-type="string">
            <text:p>Longer</text:p>
          </table:table-cell>
          <table:table-cell table:style-name="ce12" office:value-type="string" calcext:value-type="string">
            <text:p>longer</text:p>
          </table:table-cell>
          <table:table-cell table:style-name="ce12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2024/08/30</text:p>
          </table:table-cell>
          <table:table-cell table:style-name="ce12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float" office:value="1985" calcext:value-type="float">
            <text:p>1985</text:p>
          </table:table-cell>
          <table:table-cell table:style-name="ce12" office:value-type="string" calcext:value-type="string">
            <text:p>Sussudio</text:p>
          </table:table-cell>
          <table:table-cell table:style-name="ce12" office:value-type="string" calcext:value-type="string">
            <text:p>sussudio</text:p>
          </table:table-cell>
          <table:table-cell table:style-name="ce12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1</text:p>
          </table:table-cell>
          <table:table-cell office:value-type="string" calcext:value-type="string">
            <text:p>All five horizons revolved around her soul&lt;br /&gt;As the earth to the sun&lt;br /&gt;Now the air I tasted and breathed has taken a turn</text:p>
          </table:table-cell>
          <table:table-cell office:value-type="string" calcext:value-type="string">
            <text:p>Grung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Pearl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2</text:p>
          </table:table-cell>
          <table:table-cell office:value-type="string" calcext:value-type="string">
            <text:p>What can I do?&lt;br /&gt;’Cause I-I-I-I-I&lt;br /&gt;I’m feelin’ blue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Black is Back</text:p>
          </table:table-cell>
          <table:table-cell/>
          <table:table-cell office:value-type="string" calcext:value-type="string">
            <text:p>Los Brav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3</text:p>
          </table:table-cell>
          <table:table-cell office:value-type="string" calcext:value-type="string">
            <text:p>Now look at you, now look at me&lt;br /&gt;Look at you, now look at me&lt;br /&gt;Look at you, now look at me</text:p>
          </table:table-cell>
          <table:table-cell office:value-type="string" calcext:value-type="string">
            <text:p>K-Po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ow You Like That?</text:p>
          </table:table-cell>
          <table:table-cell/>
          <table:table-cell office:value-type="string" calcext:value-type="string">
            <text:p>BLACKP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4</text:p>
          </table:table-cell>
          <table:table-cell office:value-type="string" calcext:value-type="string">
            <text:p>Yes, I’m let loose&lt;br /&gt;From the noose&lt;br /&gt;That’s kept me hanging around</text:p>
          </table:table-cell>
          <table:table-cell office:value-type="string" calcext:value-type="string">
            <text:p>Hard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Back in Black</text:p>
          </table:table-cell>
          <table:table-cell/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7</text:p>
          </table:table-cell>
          <table:table-cell office:value-type="string" calcext:value-type="string">
            <text:p>Soft glow on the city&lt;br /&gt;She said, ‘There’s no one here who can touch you now’&lt;br /&gt;Caught the last flight out of LAX&lt;br /&gt;With your one-way ticket, New York-bound</text:p>
          </table:table-cell>
          <table:table-cell office:value-type="string" calcext:value-type="string">
            <text:p>Alt/Indi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lack Madonna</text:p>
          </table:table-cell>
          <table:table-cell/>
          <table:table-cell office:value-type="string" calcext:value-type="string">
            <text:p>Cage the Elep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8</text:p>
          </table:table-cell>
          <table:table-cell office:value-type="string" calcext:value-type="string">
            <text:p>Fill up my cup&lt;br /&gt;Mazel tov!&lt;br /&gt;Look at her dancin’&lt;br /&gt;Just take it off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 Gotta Feeling</text:p>
          </table:table-cell>
          <table:table-cell/>
          <table:table-cell office:value-type="string" calcext:value-type="string">
            <text:p>The Black Eyed P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09</text:p>
          </table:table-cell>
          <table:table-cell office:value-type="string" calcext:value-type="string">
            <text:p>She’s so rock steady, bam-ba-lam&lt;br /&gt;And she’s always ready, bam-ba-lam</text:p>
          </table:table-cell>
          <table:table-cell office:value-type="string" calcext:value-type="string">
            <text:p>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ack Betty</text:p>
          </table:table-cell>
          <table:table-cell/>
          <table:table-cell office:value-type="string" calcext:value-type="string">
            <text:p>Ram J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0</text:p>
          </table:table-cell>
          <table:table-cell office:value-type="string" calcext:value-type="string">
            <text:p>In my eyes, indisposed&lt;br /&gt;In disguises no one knows&lt;br /&gt;Hides the face, lies the snake&lt;br /&gt;And the sun in my disgrace</text:p>
          </table:table-cell>
          <table:table-cell office:value-type="string" calcext:value-type="string">
            <text:p>Grun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Black Hole Sun</text:p>
          </table:table-cell>
          <table:table-cell/>
          <table:table-cell office:value-type="string" calcext:value-type="string">
            <text:p>Soundgard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1</text:p>
          </table:table-cell>
          <table:table-cell office:value-type="string" calcext:value-type="string">
            <text:p>Saturday night I was downtown&lt;br /&gt;Working for the FBI&lt;br /&gt;Sitting in a nest of bad men&lt;br /&gt;Whiskey bottles piling high</text:p>
          </table:table-cell>
          <table:table-cell office:value-type="string" calcext:value-type="string">
            <text:p>Roc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ong Cool Woman (in a Black Dress)</text:p>
          </table:table-cell>
          <table:table-cell/>
          <table:table-cell office:value-type="string" calcext:value-type="string">
            <text:p>The Holl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4</text:p>
          </table:table-cell>
          <table:table-cell office:value-type="string" calcext:value-type="string">
            <text:p>Up in Memphis the music’s like a heat wave&lt;br /&gt;White Lightnin’ bound to drive you wild&lt;br /&gt;Mama’s baby’s in the heart of every school girl&lt;br /&gt;’Love Me Tender’ leaves ‘em cryin’ in the aisle</text:p>
          </table:table-cell>
          <table:table-cell office:value-type="string" calcext:value-type="string">
            <text:p>Blues 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ck Velvet</text:p>
          </table:table-cell>
          <table:table-cell/>
          <table:table-cell office:value-type="string" calcext:value-type="string">
            <text:p>Alannah My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5</text:p>
          </table:table-cell>
          <table:table-cell office:value-type="string" calcext:value-type="string">
            <text:p>Finished with my woman&lt;br /&gt;’Cause she couldn’t help me with my mind&lt;br /&gt;People think I’m insane&lt;br /&gt;Because I am frowning all the time</text:p>
          </table:table-cell>
          <table:table-cell office:value-type="string" calcext:value-type="string">
            <text:p>Heavy Metal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Paranoid</text:p>
          </table:table-cell>
          <table:table-cell/>
          <table:table-cell office:value-type="string" calcext:value-type="string">
            <text:p>Black Sabba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6</text:p>
          </table:table-cell>
          <table:table-cell office:value-type="string" calcext:value-type="string">
            <text:p>Well I’m so above you&lt;br /&gt;And it’s plain to see&lt;br /&gt;But I came to love you anyway</text:p>
          </table:table-cell>
          <table:table-cell office:value-type="string" calcext:value-type="string">
            <text:p>Indi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nely Boy</text:p>
          </table:table-cell>
          <table:table-cell/>
          <table:table-cell office:value-type="string" calcext:value-type="string">
            <text:p>The Black Ke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7</text:p>
          </table:table-cell>
          <table:table-cell office:value-type="string" calcext:value-type="string">
            <text:p>They print my message in the Saturday Sun&lt;br /&gt;I had to tell them I ain’t second to no one&lt;br /&gt;And I told you about equality, and it’s true&lt;br /&gt;Either you’re wrong or you’re right, hee-hee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Black or White</text:p>
          </table:table-cell>
          <table:table-cell/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18</text:p>
          </table:table-cell>
          <table:table-cell office:value-type="string" calcext:value-type="string">
            <text:p>I’d like to hear some funky Dixieland&lt;br /&gt;Pretty mama, come and take me by the hand</text:p>
          </table:table-cell>
          <table:table-cell office:value-type="string" calcext:value-type="string">
            <text:p>Southern 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lack Water</text:p>
          </table:table-cell>
          <table:table-cell/>
          <table:table-cell office:value-type="string" calcext:value-type="string">
            <text:p>The Doobie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1</text:p>
          </table:table-cell>
          <table:table-cell office:value-type="string" calcext:value-type="string">
            <text:p>I wear the black for the poor and the beaten down&lt;br /&gt;Livin’ in the hopeless, hungry side of town</text:p>
          </table:table-cell>
          <table:table-cell office:value-type="string" calcext:value-type="string">
            <text:p>Country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Man in Black</text:p>
          </table:table-cell>
          <table:table-cell/>
          <table:table-cell office:value-type="string" calcext:value-type="string">
            <text:p>Johnny C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2</text:p>
          </table:table-cell>
          <table:table-cell office:value-type="string" calcext:value-type="string">
            <text:p>She keeps a lock of hair in her pocket&lt;br /&gt;She wears a cross around her neck&lt;br /&gt;Yeah, the hair is from a little boy&lt;br /&gt;And the cross is someone she has not met, not yet</text:p>
          </table:table-cell>
          <table:table-cell office:value-type="string" calcext:value-type="string">
            <text:p>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he Talks to Angels</text:p>
          </table:table-cell>
          <table:table-cell/>
          <table:table-cell office:value-type="string" calcext:value-type="string">
            <text:p>The Black Crow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3</text:p>
          </table:table-cell>
          <table:table-cell office:value-type="string" calcext:value-type="string">
            <text:p>Makin’ heads turn, can’t stop looking at you&lt;br /&gt;It’s so right, it’s so right, it’s so right, you know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ttle Black Dress</text:p>
          </table:table-cell>
          <table:table-cell/>
          <table:table-cell office:value-type="string" calcext:value-type="string">
            <text:p>One Dir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4</text:p>
          </table:table-cell>
          <table:table-cell office:value-type="string" calcext:value-type="string">
            <text:p>No one but me can save myself&lt;br /&gt;But it’s too late&lt;br /&gt;Now I can’t think&lt;br /&gt;Think why I should even try</text:p>
          </table:table-cell>
          <table:table-cell office:value-type="string" calcext:value-type="string">
            <text:p>Heavy Meta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ade to Black</text:p>
          </table:table-cell>
          <table:table-cell/>
          <table:table-cell office:value-type="string" calcext:value-type="string">
            <text:p>Metall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5</text:p>
          </table:table-cell>
          <table:table-cell office:value-type="string" calcext:value-type="string">
            <text:p>We only said goodbye with words&lt;br /&gt;I died a hundred times&lt;br /&gt;You go back to her and I go back to</text:p>
          </table:table-cell>
          <table:table-cell office:value-type="string" calcext:value-type="string">
            <text:p>R&amp;B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ack to Black</text:p>
          </table:table-cell>
          <table:table-cell/>
          <table:table-cell office:value-type="string" calcext:value-type="string">
            <text:p>Amy Wine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8</text:p>
          </table:table-cell>
          <table:table-cell office:value-type="string" calcext:value-type="string">
            <text:p>So don’t blink be what was there is now gone&lt;br /&gt;Black suits with the black Ray Bans on&lt;br /&gt;Walk in shadow, move in silence&lt;br /&gt;Guard against extra-terrestrial violence</text:p>
          </table:table-cell>
          <table:table-cell office:value-type="string" calcext:value-type="string">
            <text:p>Hip-Hop/Ra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en in Black</text:p>
          </table:table-cell>
          <table:table-cell/>
          <table:table-cell office:value-type="string" calcext:value-type="string">
            <text:p>Will Smi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29</text:p>
          </table:table-cell>
          <table:table-cell office:value-type="string" calcext:value-type="string">
            <text:p>I see the girls walk by&lt;br /&gt;Dressed in their summer clothes&lt;br /&gt;I have to turn my head&lt;br /&gt;Until my darkness goes</text:p>
          </table:table-cell>
          <table:table-cell office:value-type="string" calcext:value-type="string">
            <text:p>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aint it, Black</text:p>
          </table:table-cell>
          <table:table-cell/>
          <table:table-cell office:value-type="string" calcext:value-type="string">
            <text:p>The Rolling Sto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0</text:p>
          </table:table-cell>
          <table:table-cell office:value-type="string" calcext:value-type="string">
            <text:p>When I was a young boy&lt;br /&gt;My father took me into the city&lt;br /&gt;To see a marching band</text:p>
          </table:table-cell>
          <table:table-cell office:value-type="string" calcext:value-type="string">
            <text:p>Em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Welcome to the Black Parade</text:p>
          </table:table-cell>
          <table:table-cell/>
          <table:table-cell office:value-type="string" calcext:value-type="string">
            <text:p>My Chemical Ro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10/31</text:p>
          </table:table-cell>
          <table:table-cell office:value-type="string" calcext:value-type="string">
            <text:p>Got your spell on me, baby&lt;br /&gt;You got your spell on me, baby&lt;br /&gt;Yes, you got your spell on me, baby&lt;br /&gt;Turning my heart into ston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lack Magic Woman</text:p>
          </table:table-cell>
          <table:table-cell/>
          <table:table-cell office:value-type="string" calcext:value-type="string">
            <text:p>Santana</text:p>
          </table:table-cell>
          <table:table-cell table:number-columns-repeated="1017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4:36:21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1T14:46:38.905000000</dc:date>
    <meta:editing-duration>PT14H13M46S</meta:editing-duration>
    <meta:editing-cycles>53</meta:editing-cycles>
    <meta:generator>LibreOffice/24.2.4.2$Windows_X86_64 LibreOffice_project/51a6219feb6075d9a4c46691dcfe0cd9c4fff3c2</meta:generator>
    <meta:document-statistic meta:table-count="4" meta:cell-count="2548" meta:object-count="0"/>
  </office:meta>
</office:document-meta>
</file>